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>
            <text:p>27/05/15</text:p>
          </table:table-cell>
          <table:table-cell table:style-name="ce4" office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>
            <text:p>28/05/15</text:p>
          </table:table-cell>
          <table:table-cell table:style-name="ce4" office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Quitar el boton de cerrar de las ventanas emergentes y poner que funcione al hacer click afuera se cierre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0">
            <text:p>10/06/15</text:p>
          </table:table-cell>
          <table:table-cell table:style-name="ce4" office:value-type="string">
            <text:p>Las opciones de los pdd se deben buscar en la base de datos y no dentro de la aplicacion tal y como esta ahora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ntrolar que no salgan en el buscar expediente pdd aquellos que no contemplen en el proceso un pdd puede ser a traves de un campo en la tabla op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6-11">
            <text:p>11/06/15</text:p>
          </table:table-cell>
          <table:table-cell table:style-name="ce4" office:value-type="string">
            <text:p>Buscar la modelar las opciones para que atraves de dependencias las aplicaciones de regularizaciones sepan automaticamente que expedientes buscar sin tener que enviar los id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1">
            <text:p>11/06/15</text:p>
          </table:table-cell>
          <table:table-cell table:style-name="ce4" office:value-type="string">
            <text:p>Copiar el modelo de errores que tiene el metodo nuevo de la clase puntoDecisionAct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2">
            <text:p>12/06/15</text:p>
          </table:table-cell>
          <table:table-cell table:style-name="ce4" office:value-type="string">
            <text:p>Todas las paginas deben llevar en la primera linea del head &lt;meta charset="utf-8" /&gt; 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6-12">
            <text:p>12/06/15</text:p>
          </table:table-cell>
          <table:table-cell table:style-name="ce4" office:value-type="string">
            <text:p>eliminar el error.jsp y dejar uno solo que muestre un resultado sea de exito o fal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6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6-12T11:24:48</dc:date>
    <meta:editing-duration>PT7H8M25S</meta:editing-duration>
    <meta:editing-cycles>62</meta:editing-cycles>
    <meta:generator>LibreOffice/3.5$Linux_X86_64 LibreOffice_project/350m1$Build-2</meta:generator>
    <meta:document-statistic meta:table-count="3" meta:cell-count="172" meta:object-count="0"/>
  </office:meta>
</office:document-meta>
</file>